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8*"/>
    </style:style>
    <style:style style:name="Tableau1.B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style="normal" officeooo:rsid="003cc4e3" officeooo:paragraph-rsid="003cc4e3" style:font-style-asian="normal" style:font-style-complex="normal"/>
    </style:style>
    <style:style style:name="P2" style:family="paragraph" style:parent-style-name="Standard">
      <style:text-properties fo:font-style="normal" officeooo:rsid="003dabd4" officeooo:paragraph-rsid="003dabd4" style:font-style-asian="normal" style:font-style-complex="normal"/>
    </style:style>
    <style:style style:name="P3" style:family="paragraph" style:parent-style-name="Standard">
      <style:text-properties fo:font-style="normal" officeooo:rsid="004133d4" officeooo:paragraph-rsid="004133d4" style:font-style-asian="normal" style:font-style-complex="normal"/>
    </style:style>
    <style:style style:name="P4" style:family="paragraph" style:parent-style-name="Standard">
      <style:text-properties fo:font-style="normal" officeooo:rsid="00417f14" officeooo:paragraph-rsid="00417f14" style:font-style-asian="normal" style:font-style-complex="normal"/>
    </style:style>
    <style:style style:name="P5" style:family="paragraph" style:parent-style-name="Standard">
      <style:text-properties fo:font-style="normal" officeooo:rsid="004627bb" officeooo:paragraph-rsid="004627bb" style:font-style-asian="normal" style:font-style-complex="normal"/>
    </style:style>
    <style:style style:name="P6" style:family="paragraph" style:parent-style-name="Standard">
      <style:text-properties fo:font-style="normal" officeooo:rsid="00485577" officeooo:paragraph-rsid="00485577" style:font-style-asian="normal" style:font-style-complex="normal"/>
    </style:style>
    <style:style style:name="P7" style:family="paragraph" style:parent-style-name="Standard">
      <style:text-properties fo:font-style="normal" officeooo:rsid="0048ed18" officeooo:paragraph-rsid="0048ed18" style:font-style-asian="normal" style:font-style-complex="normal"/>
    </style:style>
    <style:style style:name="P8" style:family="paragraph" style:parent-style-name="Standard">
      <style:text-properties fo:font-style="normal" officeooo:rsid="004aea89" officeooo:paragraph-rsid="004aea89" style:font-style-asian="normal" style:font-style-complex="normal"/>
    </style:style>
    <style:style style:name="P9" style:family="paragraph" style:parent-style-name="Standard">
      <style:text-properties fo:font-style="normal" officeooo:rsid="004e119c" officeooo:paragraph-rsid="004e119c" style:font-style-asian="normal" style:font-style-complex="normal"/>
    </style:style>
    <style:style style:name="P10" style:family="paragraph" style:parent-style-name="Standard">
      <style:text-properties fo:font-style="normal" officeooo:rsid="0050e9a8" officeooo:paragraph-rsid="0050e9a8" style:font-style-asian="normal" style:font-style-complex="normal"/>
    </style:style>
    <style:style style:name="P11" style:family="paragraph" style:parent-style-name="Standard">
      <style:text-properties fo:font-style="normal" officeooo:rsid="0053d10d" officeooo:paragraph-rsid="0053d10d" style:font-style-asian="normal" style:font-style-complex="normal"/>
    </style:style>
    <style:style style:name="P12" style:family="paragraph" style:parent-style-name="Standard">
      <style:text-properties fo:font-style="normal" officeooo:rsid="0056228d" officeooo:paragraph-rsid="0056228d" style:font-style-asian="normal" style:font-style-complex="normal"/>
    </style:style>
    <style:style style:name="P13" style:family="paragraph" style:parent-style-name="Standard">
      <style:text-properties fo:font-style="normal" officeooo:rsid="00593489" officeooo:paragraph-rsid="00593489" style:font-style-asian="normal" style:font-style-complex="normal"/>
    </style:style>
    <style:style style:name="P14" style:family="paragraph" style:parent-style-name="Standard">
      <style:text-properties fo:font-style="normal" officeooo:rsid="00593489" officeooo:paragraph-rsid="00598a72" style:font-style-asian="normal" style:font-style-complex="normal"/>
    </style:style>
    <style:style style:name="P15" style:family="paragraph" style:parent-style-name="Standard">
      <style:text-properties fo:font-style="normal" officeooo:rsid="00593489" officeooo:paragraph-rsid="005ab28d" style:font-style-asian="normal" style:font-style-complex="normal"/>
    </style:style>
    <style:style style:name="P16" style:family="paragraph" style:parent-style-name="Standard">
      <style:text-properties fo:font-style="normal" officeooo:rsid="005a40f1" officeooo:paragraph-rsid="005a40f1" style:font-style-asian="normal" style:font-style-complex="normal"/>
    </style:style>
    <style:style style:name="P17" style:family="paragraph" style:parent-style-name="Standard">
      <style:text-properties fo:font-style="normal" officeooo:rsid="005a40f1" officeooo:paragraph-rsid="005ab28d" style:font-style-asian="normal" style:font-style-complex="normal"/>
    </style:style>
    <style:style style:name="P18" style:family="paragraph" style:parent-style-name="Standard">
      <style:text-properties fo:font-style="normal" officeooo:rsid="005af05b" officeooo:paragraph-rsid="005af05b" style:font-style-asian="normal" style:font-style-complex="normal"/>
    </style:style>
    <style:style style:name="P19" style:family="paragraph" style:parent-style-name="Standard">
      <style:text-properties fo:font-style="normal" officeooo:rsid="005ca97f" officeooo:paragraph-rsid="005ca97f" style:font-style-asian="normal" style:font-style-complex="normal"/>
    </style:style>
    <style:style style:name="P20" style:family="paragraph" style:parent-style-name="Standard">
      <style:text-properties fo:font-style="normal" officeooo:rsid="005e95a1" officeooo:paragraph-rsid="005e95a1" style:font-style-asian="normal" style:font-style-complex="normal"/>
    </style:style>
    <style:style style:name="P21" style:family="paragraph" style:parent-style-name="Standard">
      <style:text-properties fo:font-style="normal" style:text-underline-style="solid" style:text-underline-width="auto" style:text-underline-color="font-color" officeooo:rsid="0053d10d" officeooo:paragraph-rsid="0053d10d" style:font-style-asian="normal" style:font-style-complex="normal"/>
    </style:style>
    <style:style style:name="P22" style:family="paragraph" style:parent-style-name="Standard">
      <style:paragraph-properties fo:break-before="page"/>
      <style:text-properties fo:font-style="normal" officeooo:rsid="00593489" officeooo:paragraph-rsid="00598a72" style:font-style-asian="normal" style:font-style-complex="normal"/>
    </style:style>
    <style:style style:name="P23" style:family="paragraph">
      <style:paragraph-properties fo:text-align="center"/>
    </style:style>
    <style:style style:name="T1" style:family="text">
      <style:text-properties officeooo:rsid="003dabd4"/>
    </style:style>
    <style:style style:name="T2" style:family="text">
      <style:text-properties officeooo:rsid="004342d6"/>
    </style:style>
    <style:style style:name="T3" style:family="text">
      <style:text-properties officeooo:rsid="0047c207"/>
    </style:style>
    <style:style style:name="T4" style:family="text">
      <style:text-properties officeooo:rsid="0049e45b"/>
    </style:style>
    <style:style style:name="T5" style:family="text">
      <style:text-properties officeooo:rsid="004aea89"/>
    </style:style>
    <style:style style:name="T6" style:family="text">
      <style:text-properties officeooo:rsid="004c5474"/>
    </style:style>
    <style:style style:name="T7" style:family="text">
      <style:text-properties officeooo:rsid="005209f4"/>
    </style:style>
    <style:style style:name="T8" style:family="text">
      <style:text-properties officeooo:rsid="0053d10d"/>
    </style:style>
    <style:style style:name="T9" style:family="text">
      <style:text-properties officeooo:rsid="005804b3"/>
    </style:style>
    <style:style style:name="T10" style:family="text">
      <style:text-properties officeooo:rsid="00598a72"/>
    </style:style>
    <style:style style:name="T11" style:family="text">
      <style:text-properties officeooo:rsid="005ab28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arbre est un ensemble de nœuds et de branches.</text:p>
      <text:p text:style-name="P1"/>
      <text:p text:style-name="P1">La racine est un <text:span text:style-name="T1">nœud</text:span> qui n'a pas de père</text:p>
      <text:p text:style-name="P1"/>
      <text:p text:style-name="P2">Les nœuds externes sont ceux qui n'ont pas de fils : ce sont les feuilles</text:p>
      <text:p text:style-name="P2"/>
      <text:p text:style-name="P3">Les nœuds internes sont ceux qui ont des fils</text:p>
      <text:p text:style-name="P3"/>
      <text:p text:style-name="P4">La taille est le nombre de nœuds</text:p>
      <text:p text:style-name="P4"/>
      <text:p text:style-name="P4">La hauteur est le nombre de branche<text:span text:style-name="T3">s</text:span> qui sépare la racine de la <text:span text:style-name="T2">feuille</text:span> la plus éloignée <text:span text:style-name="T5">(si c'est A, B, C on compte 2)</text:span></text:p>
      <text:p text:style-name="P4"/>
      <text:p text:style-name="P5">La hauteur de l'arbre vide = -1</text:p>
      <text:p text:style-name="P5"/>
      <text:p text:style-name="P6">L'arité est le nombre maximum de fils qu'a un nœud dans un arbre</text:p>
      <text:p text:style-name="P6"/>
      <text:p text:style-name="P7"><text:span text:style-name="T4">A</text:span>rité 3 = arbre ternaire</text:p>
      <text:p text:style-name="P7"><text:span text:style-name="T4">A</text:span>rité 2 = arbre binaire</text:p>
      <text:p text:style-name="P7"/>
      <text:p text:style-name="P9">une hauteur = une ligne (la racine est sur la hauteur <text:span text:style-name="T8">0</text:span>)</text:p>
      <text:p text:style-name="P7"><draw:ellipse text:anchor-type="paragraph" draw:z-index="0" draw:style-name="gr1" draw:text-style-name="P23" svg:width="1.348cm" svg:height="0.939cm" svg:x="3.134cm" svg:y="0.314cm"><text:p/></draw:ellipse></text:p>
      <text:p text:style-name="P9">0</text:p>
      <text:p text:style-name="P7"><draw:line text:anchor-type="paragraph" draw:z-index="10" draw:style-name="gr1" draw:text-style-name="P23" svg:x1="3.424cm" svg:y1="0.446cm" svg:x2="2.895cm" svg:y2="1.025cm"><text:p/></draw:line><draw:line text:anchor-type="paragraph" draw:z-index="11" draw:style-name="gr1" draw:text-style-name="P23" svg:x1="3.905cm" svg:y1="0.471cm" svg:x2="4.097cm" svg:y2="1.145cm"><text:p/></draw:line><draw:line text:anchor-type="paragraph" draw:z-index="12" draw:style-name="gr1" draw:text-style-name="P23" svg:x1="4.337cm" svg:y1="0.279cm" svg:x2="5.492cm" svg:y2="1.025cm"><text:p/></draw:line></text:p>
      <text:p text:style-name="P7"><draw:ellipse text:anchor-type="paragraph" draw:z-index="1" draw:style-name="gr1" draw:text-style-name="P23" svg:width="0.962cm" svg:height="1.059cm" svg:x="1.933cm" svg:y="0.393cm"><text:p/></draw:ellipse></text:p>
      <text:p text:style-name="P9"><draw:ellipse text:anchor-type="paragraph" draw:z-index="2" draw:style-name="gr1" draw:text-style-name="P23" svg:width="0.964cm" svg:height="0.987cm" svg:x="3.736cm" svg:y="0.051cm"><text:p/></draw:ellipse><draw:ellipse text:anchor-type="paragraph" draw:z-index="3" draw:style-name="gr1" draw:text-style-name="P23" svg:width="1.034cm" svg:height="0.914cm" svg:x="5.493cm" svg:y="0.051cm"><text:p/></draw:ellipse>1</text:p>
      <text:p text:style-name="P7"/>
      <text:p text:style-name="P7"><draw:line text:anchor-type="paragraph" draw:z-index="7" draw:style-name="gr1" draw:text-style-name="P23" svg:x1="3.905cm" svg:y1="0.064cm" svg:x2="3.039cm" svg:y2="0.616cm"><text:p/></draw:line><draw:line text:anchor-type="paragraph" draw:z-index="8" draw:style-name="gr1" draw:text-style-name="P23" svg:x1="4.145cm" svg:y1="0.279cm" svg:x2="4.819cm" svg:y2="0.688cm"><text:p/></draw:line><draw:line text:anchor-type="paragraph" draw:z-index="9" draw:style-name="gr1" draw:text-style-name="P23" svg:x1="5.877cm" svg:y1="0.111cm" svg:x2="6.142cm" svg:y2="0.543cm"><text:p/></draw:line></text:p>
      <text:p text:style-name="P7"><draw:ellipse text:anchor-type="paragraph" draw:z-index="4" draw:style-name="gr1" draw:text-style-name="P23" svg:width="0.892cm" svg:height="0.964cm" svg:x="2.148cm" svg:y="0.009cm"><text:p/></draw:ellipse><draw:ellipse text:anchor-type="paragraph" draw:z-index="5" draw:style-name="gr1" draw:text-style-name="P23" svg:width="1.034cm" svg:height="0.939cm" svg:x="3.953cm" svg:y="0.056cm"><text:p/></draw:ellipse><draw:ellipse text:anchor-type="paragraph" draw:z-index="6" draw:style-name="gr1" draw:text-style-name="P23" svg:width="0.89cm" svg:height="0.939cm" svg:x="5.877cm" svg:y="0.056cm"><text:p/></draw:ellipse></text:p>
      <text:p text:style-name="P9">2</text:p>
      <text:p text:style-name="P7"/>
      <text:p text:style-name="P8">LC = Longueur Cheminement <text:span text:style-name="T6">= Somme h1 * n1 = 0*1 + 1*3 + 2*3 = 9</text:span></text:p>
      <text:p text:style-name="P8"/>
      <text:p text:style-name="P9">LCI = LC interne = Somme hi * ni(interne) = 0*1 + 1*2 + 2*0 = 2</text:p>
      <text:p text:style-name="P9"/>
      <text:p text:style-name="P9">LCE = LC externe = 0*0 + 1*1 + 2*3 = 7</text:p>
      <text:p text:style-name="P9"/>
      <text:p text:style-name="P10">LCI + LCE = LC</text:p>
      <text:p text:style-name="P9"><draw:ellipse text:anchor-type="paragraph" draw:z-index="13" draw:style-name="gr2" draw:text-style-name="P23" svg:width="0.962cm" svg:height="0.747cm" svg:x="3.112cm" svg:y="0.132cm"><text:p text:style-name="P23">120</text:p></draw:ellipse></text:p>
      <text:p text:style-name="P9"><draw:line text:anchor-type="paragraph" draw:z-index="29" draw:style-name="gr1" draw:text-style-name="P23" svg:x1="3.713cm" svg:y1="2.87cm" svg:x2="4.098cm" svg:y2="3.277cm"><text:p/></draw:line><draw:line text:anchor-type="paragraph" draw:z-index="28" draw:style-name="gr1" draw:text-style-name="P23" svg:x1="3.064cm" svg:y1="2.748cm" svg:x2="2.318cm" svg:y2="3.471cm"><text:p/></draw:line><draw:line text:anchor-type="paragraph" draw:z-index="27" draw:style-name="gr1" draw:text-style-name="P23" svg:x1="4.794cm" svg:y1="1.547cm" svg:x2="5.156cm" svg:y2="1.932cm"><text:p/></draw:line><draw:line text:anchor-type="paragraph" draw:z-index="26" draw:style-name="gr1" draw:text-style-name="P23" svg:x1="3.978cm" svg:y1="1.547cm" svg:x2="3.761cm" svg:y2="1.977cm"><text:p/></draw:line><draw:line text:anchor-type="paragraph" draw:z-index="25" draw:style-name="gr1" draw:text-style-name="P23" svg:x1="2.173cm" svg:y1="1.45cm" svg:x2="1.764cm" svg:y2="1.884cm"><text:p/></draw:line><draw:line text:anchor-type="paragraph" draw:z-index="24" draw:style-name="gr1" draw:text-style-name="P23" svg:x1="3.905cm" svg:y1="0.392cm" svg:x2="4.193cm" svg:y2="0.777cm"><text:p/></draw:line><draw:line text:anchor-type="paragraph" draw:z-index="23" draw:style-name="gr1" draw:text-style-name="P23" svg:x1="3.112cm" svg:y1="0.392cm" svg:x2="2.75cm" svg:y2="0.729cm"><text:p/></draw:line><draw:ellipse text:anchor-type="paragraph" draw:z-index="22" draw:style-name="gr2" draw:text-style-name="P23" svg:width="0.817cm" svg:height="0.772cm" svg:x="3.93cm" svg:y="3.277cm"><text:p text:style-name="P23">240</text:p></draw:ellipse><draw:ellipse text:anchor-type="paragraph" draw:z-index="21" draw:style-name="gr2" draw:text-style-name="P23" svg:width="0.817cm" svg:height="0.772cm" svg:x="1.667cm" svg:y="3.35cm"><text:p text:style-name="P23">200</text:p></draw:ellipse><draw:ellipse text:anchor-type="paragraph" draw:z-index="20" draw:style-name="gr2" draw:text-style-name="P23" svg:width="0.817cm" svg:height="0.772cm" svg:x="3.978cm" svg:y="0.776cm"><text:p text:style-name="P23">88</text:p></draw:ellipse><draw:ellipse text:anchor-type="paragraph" draw:z-index="19" draw:style-name="gr1" draw:text-style-name="P23" svg:width="0.003cm" svg:height="0.168cm" svg:x="4.385cm" svg:y="1.162cm"><text:p/></draw:ellipse><draw:ellipse text:anchor-type="paragraph" draw:z-index="18" draw:style-name="gr2" draw:text-style-name="P23" svg:width="0.817cm" svg:height="0.772cm" svg:x="5.156cm" svg:y="1.931cm"><text:p text:style-name="P23">100</text:p></draw:ellipse><draw:ellipse text:anchor-type="paragraph" draw:z-index="17" draw:style-name="gr2" draw:text-style-name="P23" svg:width="0.817cm" svg:height="0.772cm" svg:x="3.064cm" svg:y="1.977cm"><text:p text:style-name="P23">70</text:p></draw:ellipse><draw:ellipse text:anchor-type="paragraph" draw:z-index="16" draw:style-name="gr2" draw:text-style-name="P23" svg:width="0.817cm" svg:height="0.772cm" svg:x="1.115cm" svg:y="1.884cm"><text:p text:style-name="P23">80</text:p></draw:ellipse><draw:ellipse text:anchor-type="paragraph" draw:z-index="15" draw:style-name="gr1" draw:text-style-name="P23" svg:width="0.817cm" svg:height="0.772cm" svg:x="3.978cm" svg:y="0.776cm"><text:p/></draw:ellipse><draw:ellipse text:anchor-type="paragraph" draw:z-index="14" draw:style-name="gr2" draw:text-style-name="P23" svg:width="0.819cm" svg:height="0.722cm" svg:x="2.051cm" svg:y="0.728cm"><text:p text:style-name="P23">50</text:p></draw:ellips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racine = 120</text:p>
          </table:table-cell>
          <table:table-cell table:style-name="Tableau1.B1" office:value-type="string">
            <text:p text:style-name="P10">LC = 2+6+6 = 14</text:p>
          </table:table-cell>
        </table:table-row>
        <table:table-row>
          <table:table-cell table:style-name="Tableau1.A2" office:value-type="string">
            <text:p text:style-name="P10">feuilles : 80, 100, 200, 240</text:p>
          </table:table-cell>
          <table:table-cell table:style-name="Tableau1.B2" office:value-type="string">
            <text:p text:style-name="P10">LCE = 4 + 6 = 10</text:p>
          </table:table-cell>
        </table:table-row>
        <text:soft-page-break/>
        <table:table-row>
          <table:table-cell table:style-name="Tableau1.A2" office:value-type="string">
            <text:p text:style-name="P10">taille = 8</text:p>
          </table:table-cell>
          <table:table-cell table:style-name="Tableau1.B2" office:value-type="string">
            <text:p text:style-name="P10">LCI = <text:s/>2 + 2 = 4 </text:p>
          </table:table-cell>
        </table:table-row>
        <table:table-row>
          <table:table-cell table:style-name="Tableau1.A2" office:value-type="string">
            <text:p text:style-name="P10">hauteur = 3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><text:span text:style-name="T7">A</text:span>rité = 2 (binaire)</text:p>
          </table:table-cell>
          <table:table-cell table:style-name="Tableau1.B2" office:value-type="string">
            <text:p text:style-name="P10"/>
          </table:table-cell>
        </table:table-row>
      </table:table>
      <text:p text:style-name="P10"/>
      <text:p text:style-name="P11">Parcours en largeur : </text:p>
      <text:p text:style-name="P11"/>
      <text:p text:style-name="P11">ici, parcours en largeur = 120, 50, 88, 80, 70, 100, 200, 240</text:p>
      <text:p text:style-name="P11"/>
      <text:p text:style-name="P11">Tout arbre peut être transformé en un arbre binaire équivalent. </text:p>
      <text:p text:style-name="P11"/>
      <text:p text:style-name="P21">Définition récursive d'un arbre binaire : </text:p>
      <text:p text:style-name="P11">- soit vide</text:p>
      <text:p text:style-name="P11">- soit constitué d'une racine, d'un arbre à gauche et d'un arbre à droite</text:p>
      <text:p text:style-name="P11"/>
      <text:p text:style-name="P11"/>
      <text:p text:style-name="P11"><draw:rect text:anchor-type="paragraph" draw:z-index="30" draw:style-name="gr3" draw:text-style-name="P23" svg:width="1.971cm" svg:height="2.939cm" svg:x="1.561cm" svg:y="0.108cm"><text:p/></draw:rect><draw:rect text:anchor-type="paragraph" draw:z-index="31" draw:style-name="gr3" draw:text-style-name="P23" svg:width="1.971cm" svg:height="2.939cm" svg:x="4.355cm" svg:y="0.078cm"><text:p/></draw:rect><draw:rect text:anchor-type="paragraph" draw:z-index="32" draw:style-name="gr3" draw:text-style-name="P23" svg:width="1.971cm" svg:height="2.939cm" svg:x="7.059cm" svg:y="0.078cm"><text:p/></draw:rect></text:p>
      <text:p text:style-name="P11"><draw:ellipse text:anchor-type="paragraph" draw:z-index="33" draw:style-name="gr3" draw:text-style-name="P23" svg:width="0.736cm" svg:height="0.59cm" svg:x="5.147cm" svg:y="0.09cm"><text:p/></draw:ellipse><draw:ellipse text:anchor-type="paragraph" draw:z-index="34" draw:style-name="gr3" draw:text-style-name="P23" svg:width="0.736cm" svg:height="0.59cm" svg:x="7.793cm" svg:y="0.032cm"><text:p/></draw:ellipse><draw:ellipse text:anchor-type="paragraph" draw:z-index="35" draw:style-name="gr3" draw:text-style-name="P23" svg:width="0.736cm" svg:height="0.59cm" svg:x="5.147cm" svg:y="0.09cm"><text:p/></draw:ellipse></text:p>
      <text:p text:style-name="P11"><draw:ellipse text:anchor-type="paragraph" draw:z-index="36" draw:style-name="gr3" draw:text-style-name="P23" svg:width="0.736cm" svg:height="0.59cm" svg:x="7.322cm" svg:y="0.397cm"><text:p/></draw:ellipse><draw:polyline text:anchor-type="paragraph" draw:z-index="37" draw:style-name="gr3" draw:text-style-name="P23" svg:width="0.458cm" svg:height="0.027cm" draw:transform="rotate (-2.46615023306799) translate (8.06327122871827cm 0.0813563489828842cm)" svg:viewBox="0 0 459 28" draw:points="0,9 399,28 459,0"><text:p/></draw:polyline></text:p>
      <text:p text:style-name="P11"><draw:frame text:anchor-type="paragraph" draw:z-index="40" draw:style-name="gr6" svg:width="2.146cm" svg:height="0.558cm" svg:x="7.147cm" svg:y="1.734cm"><draw:text-box><text:p>5 arbres</text:p></draw:text-box></draw:frame><draw:frame text:anchor-type="paragraph" draw:z-index="39" draw:style-name="gr5" svg:width="1.825cm" svg:height="0.618cm" svg:x="4.53cm" svg:y="1.762cm"><draw:text-box><text:p>3 arbres</text:p></draw:text-box></draw:frame><draw:frame text:anchor-type="paragraph" draw:z-index="38" draw:style-name="gr4" svg:width="1.795cm" svg:height="0.502cm" svg:x="1.561cm" svg:y="1.762cm"><draw:text-box><text:p>1 arbre</text:p></draw:text-box></draw:frame></text:p>
      <text:p text:style-name="P11"/>
      <text:p text:style-name="P11"/>
      <text:p text:style-name="P11"/>
      <text:p text:style-name="P11"/>
      <text:p text:style-name="P12"><draw:path text:anchor-type="paragraph" draw:z-index="41" draw:style-name="gr3" draw:text-style-name="P23" svg:width="1.204cm" svg:height="0.126cm" draw:transform="rotate (-0.785398163397448) translate (4.38326388888888cm 0.0176388888888889cm)" svg:viewBox="0 0 1205 127" svg:d="M0 125c393 18 771-110 1165-125h40"><text:p/></draw:path>Parcours préfixe : r G D <text:s text:c="3"/></text:p>
      <text:p text:style-name="P12"><draw:polyline text:anchor-type="paragraph" draw:z-index="42" draw:style-name="gr3" draw:text-style-name="P23" svg:width="0.958cm" svg:height="0.012cm" draw:transform="rotate (0.463733982254893) translate (4.40726594355925cm 0.811770582095404cm)" svg:viewBox="0 0 959 13" draw:points="0,13 368,0 722,13 959,0"><text:p/></draw:polyline>parcours postfixe : G D r <text:s text:c="11"/><text:span text:style-name="T9">si on est sur r on l'écrit</text:span></text:p>
      <text:p text:style-name="P12">parcours infixe : G r D <text:s text:c="15"/><text:span text:style-name="T9">si on est sur un arbre on relance le parcours de cet arbre</text:span></text:p>
      <text:p text:style-name="P12"/>
      <text:p text:style-name="P12"/>
      <text:p text:style-name="P12"><draw:ellipse text:anchor-type="paragraph" draw:z-index="43" draw:style-name="gr7" draw:text-style-name="P23" svg:width="1.089cm" svg:height="0.941cm" svg:x="1.12cm" svg:y="0.113cm"><text:p text:style-name="P23">B</text:p></draw:ellipse></text:p>
      <text:p text:style-name="P13"><draw:line text:anchor-type="paragraph" draw:z-index="52" draw:style-name="gr3" draw:text-style-name="P23" svg:x1="1.914cm" svg:y1="0.213cm" svg:x2="2.561cm" svg:y2="1.213cm"><text:p/></draw:line><draw:line text:anchor-type="paragraph" draw:z-index="51" draw:style-name="gr3" draw:text-style-name="P23" svg:x1="0.855cm" svg:y1="1.39cm" svg:x2="1.354cm" svg:y2="0.39cm"><text:p/></draw:line><draw:ellipse text:anchor-type="paragraph" draw:z-index="45" draw:style-name="gr7" draw:text-style-name="P23" svg:width="1.119cm" svg:height="1.089cm" svg:x="2.237cm" svg:y="1.214cm"><text:p text:style-name="P23">C</text:p></draw:ellipse><draw:ellipse text:anchor-type="paragraph" draw:z-index="44" draw:style-name="gr7" draw:text-style-name="P23" svg:width="1.117cm" svg:height="0.941cm" svg:x="0.238cm" svg:y="1.39cm"><text:p text:style-name="P23">A</text:p></draw:ellipse><text:tab/><text:tab/><text:tab/>BAC <text:span text:style-name="T10">en parcours préfixe</text:span><text:tab/><text:tab/><text:tab/><text:tab/><text:tab/><text:tab/><text:tab/><text:tab/><text:tab/><text:tab/><text:tab/><text:tab/><text:tab/><text:tab/><text:tab/><text:tab/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ellipse text:anchor-type="paragraph" draw:z-index="46" draw:style-name="gr7" draw:text-style-name="P23" svg:width="1.354cm" svg:height="1.117cm" svg:x="2.884cm" svg:y="0.377cm"><text:p text:style-name="P23">B</text:p></draw:ellipse></text:p>
      <text:p text:style-name="P13"/>
      <text:p text:style-name="P14"><draw:ellipse text:anchor-type="paragraph" draw:z-index="47" draw:style-name="gr7" draw:text-style-name="P23" svg:width="1.265cm" svg:height="1.031cm" svg:x="2.002cm" svg:y="0.931cm"><text:p text:style-name="P23">A</text:p></draw:ellipse><draw:ellipse text:anchor-type="paragraph" draw:z-index="48" draw:style-name="gr7" draw:text-style-name="P23" svg:width="1.001cm" svg:height="1.147cm" svg:x="1.355cm" svg:y="2.431cm"><text:p text:style-name="P23">D</text:p></draw:ellipse><draw:circle text:anchor-type="paragraph" draw:z-index="49" draw:style-name="gr7" draw:text-style-name="P23" svg:width="1.117cm" svg:height="1.117cm" svg:x="3.62cm" svg:y="2.314cm"><text:p text:style-name="P23">E</text:p></draw:circle><draw:ellipse text:anchor-type="paragraph" draw:z-index="50" draw:style-name="gr7" draw:text-style-name="P23" svg:width="1.295cm" svg:height="1.031cm" svg:x="4.706cm" svg:y="0.755cm"><text:p text:style-name="P23">C</text:p></draw:ellipse><draw:line text:anchor-type="paragraph" draw:z-index="53" draw:style-name="gr3" draw:text-style-name="P23" svg:x1="4.237cm" svg:y1="0.256cm" svg:x2="5.119cm" svg:y2="1.02cm"><text:p/></draw:line><draw:line text:anchor-type="paragraph" draw:z-index="54" draw:style-name="gr3" draw:text-style-name="P23" svg:x1="3.237cm" svg:y1="0.256cm" svg:x2="2.561cm" svg:y2="1.168cm"><text:p/></draw:line><draw:line text:anchor-type="paragraph" draw:z-index="55" draw:style-name="gr3" draw:text-style-name="P23" svg:x1="2.473cm" svg:y1="1.725cm" svg:x2="1.914cm" svg:y2="2.695cm"><text:p/></draw:line><draw:line text:anchor-type="paragraph" draw:z-index="56" draw:style-name="gr3" draw:text-style-name="P23" svg:x1="3.09cm" svg:y1="1.667cm" svg:x2="3.912cm" svg:y2="2.549cm"><text:p/></draw:line><text:tab/><text:tab/><text:tab/><text:tab/><text:tab/><text:tab/>BADEC <text:span text:style-name="T10">en parcours préfixe</text:span></text:p>
      <text:p text:style-name="P14"><text:tab/><text:tab/><text:tab/><text:tab/><text:tab/><text:tab/><text:span text:style-name="T10">DEACB</text:span> <text:span text:style-name="T10">en parcours postfixe</text:span></text:p>
      <text:p text:style-name="P15"><text:tab/><text:tab/><text:tab/><text:tab/><text:tab/><text:tab/><text:span text:style-name="T11">DAEBC</text:span> <text:span text:style-name="T10">en parcours infixe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draw:ellipse text:anchor-type="paragraph" draw:z-index="57" draw:style-name="gr7" draw:text-style-name="P23" svg:width="1.354cm" svg:height="1.117cm" svg:x="3.353cm" svg:y="1.346cm"><text:p text:style-name="P23">A</text:p></draw:ellipse><draw:ellipse text:anchor-type="paragraph" draw:z-index="58" draw:style-name="gr7" draw:text-style-name="P23" svg:width="1.265cm" svg:height="1.031cm" svg:x="2.237cm" svg:y="2.9cm"><text:p text:style-name="P23">C</text:p></draw:ellipse><draw:ellipse text:anchor-type="paragraph" draw:z-index="59" draw:style-name="gr7" draw:text-style-name="P23" svg:width="1.001cm" svg:height="1.147cm" svg:x="1.942cm" svg:y="4.636cm"><text:p text:style-name="P23">D</text:p></draw:ellipse><draw:circle text:anchor-type="paragraph" draw:z-index="60" draw:style-name="gr7" draw:text-style-name="P23" svg:width="1.117cm" svg:height="1.117cm" svg:x="3.766cm" svg:y="4.519cm"><text:p text:style-name="P23">E</text:p></draw:circle><draw:ellipse text:anchor-type="paragraph" draw:z-index="61" draw:style-name="gr7" draw:text-style-name="P23" svg:width="1.295cm" svg:height="1.031cm" svg:x="4.882cm" svg:y="2.99cm"><text:p text:style-name="P23">B</text:p></draw:ellipse><draw:line text:anchor-type="paragraph" draw:z-index="62" draw:style-name="gr3" draw:text-style-name="P23" svg:x1="4.413cm" svg:y1="2.226cm" svg:x2="5.295cm" svg:y2="2.99cm"><text:p/></draw:line><draw:line text:anchor-type="paragraph" draw:z-index="63" draw:style-name="gr3" draw:text-style-name="P23" svg:x1="3.65cm" svg:y1="2.224cm" svg:x2="2.974cm" svg:y2="3.136cm"><text:p/></draw:line><draw:line text:anchor-type="paragraph" draw:z-index="64" draw:style-name="gr3" draw:text-style-name="P23" svg:x1="3.06cm" svg:y1="3.93cm" svg:x2="2.501cm" svg:y2="4.9cm"><text:p/></draw:line><draw:line text:anchor-type="paragraph" draw:z-index="65" draw:style-name="gr3" draw:text-style-name="P23" svg:x1="3.265cm" svg:y1="3.724cm" svg:x2="4.087cm" svg:y2="4.606cm"><text:p/></draw:line><draw:ellipse text:anchor-type="paragraph" draw:z-index="66" draw:style-name="gr7" draw:text-style-name="P23" svg:width="1.295cm" svg:height="1.031cm" svg:x="4.882cm" svg:y="2.99cm"><text:p text:style-name="P23">B</text:p></draw:ellipse><draw:ellipse text:anchor-type="paragraph" draw:z-index="67" draw:style-name="gr7" draw:text-style-name="P23" svg:width="1.295cm" svg:height="1.031cm" svg:x="4.882cm" svg:y="2.99cm"><text:p text:style-name="P23">B</text:p></draw:ellipse><draw:ellipse text:anchor-type="paragraph" draw:z-index="68" draw:style-name="gr7" draw:text-style-name="P23" svg:width="1.295cm" svg:height="1.031cm" svg:x="4.882cm" svg:y="2.99cm"><text:p text:style-name="P23">B</text:p></draw:ellipse><draw:ellipse text:anchor-type="paragraph" draw:z-index="69" draw:style-name="gr7" draw:text-style-name="P23" svg:width="1.295cm" svg:height="1.031cm" svg:x="4.882cm" svg:y="2.99cm"><text:p text:style-name="P23">B</text:p></draw:ellipse><draw:ellipse text:anchor-type="paragraph" draw:z-index="70" draw:style-name="gr7" draw:text-style-name="P23" svg:width="1.295cm" svg:height="1.031cm" svg:x="4.882cm" svg:y="2.99cm"><text:p text:style-name="P23">B</text:p></draw:ellipse><draw:ellipse text:anchor-type="paragraph" draw:z-index="71" draw:style-name="gr7" draw:text-style-name="P23" svg:width="1.295cm" svg:height="1.031cm" svg:x="4.882cm" svg:y="2.99cm"><text:p text:style-name="P23">B</text:p></draw:ellipse><draw:ellipse text:anchor-type="paragraph" draw:z-index="72" draw:style-name="gr7" draw:text-style-name="P23" svg:width="1.295cm" svg:height="1.031cm" svg:x="4.882cm" svg:y="2.99cm"><text:p text:style-name="P23">B</text:p></draw:ellipse><draw:circle text:anchor-type="paragraph" draw:z-index="73" draw:style-name="gr7" draw:text-style-name="P23" svg:width="1.117cm" svg:height="1.117cm" svg:x="5.648cm" svg:y="4.461cm"><text:p text:style-name="P23">F</text:p></draw:circle><draw:circle text:anchor-type="paragraph" draw:z-index="74" draw:style-name="gr7" draw:text-style-name="P23" svg:width="1.117cm" svg:height="1.117cm" svg:x="5.823cm" svg:y="6.401cm"><text:p text:style-name="P23">G</text:p></draw:circle><draw:line text:anchor-type="paragraph" draw:z-index="75" draw:style-name="gr3" draw:text-style-name="P23" svg:x1="5.56cm" svg:y1="3.713cm" svg:x2="6.117cm" svg:y2="4.653cm"><text:p/></draw:line><draw:line text:anchor-type="paragraph" draw:z-index="76" draw:style-name="gr3" draw:text-style-name="P23" svg:x1="6.324cm" svg:y1="5.447cm" svg:x2="6.382cm" svg:y2="6.565cm"><text:p/></draw:line><draw:line text:anchor-type="paragraph" draw:z-index="77" draw:style-name="gr3" draw:text-style-name="P23" svg:x1="2.413cm" svg:y1="5.782cm" svg:x2="2.649cm" svg:y2="6.593cm"><text:p/></draw:line><draw:circle text:anchor-type="paragraph" draw:z-index="78" draw:style-name="gr7" draw:text-style-name="P23" svg:width="1.117cm" svg:height="1.117cm" svg:x="2.413cm" svg:y="6.399cm"><text:p text:style-name="P23">H</text:p></draw:circle><text:span text:style-name="T10">ACDHEBFG</text:span> <text:span text:style-name="T10">en parcours préfixe</text:span></text:p>
      <text:p text:style-name="P16">ADECGFBA en parcours postfixe</text:p>
      <text:p text:style-name="P17"><text:span text:style-name="T11">DHCEAFGB</text:span> en parcours <text:span text:style-name="T11">infixe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AB équilibré : </text:p>
      <text:p text:style-name="P18"/>
      <text:p text:style-name="P18">Un arbre est équilibré si pour tout nœud, la différence de hauteur entre l'arbre de gauche et l'abre de droite vaut -1, 0 ou 1.</text:p>
      <text:p text:style-name="P18"/>
      <text:p text:style-name="P19">ABR = arbre binaire de recherche</text:p>
      <text:p text:style-name="P19">Arité 2 </text:p>
      <text:p text:style-name="P19">Un arbre binaire de recherche est un arbre qui pour tout nœud, les nœuds de son fils gauche sont plus petits que les nœuds de son fils droit.</text:p>
      <text:p text:style-name="P19"/>
      <text:p text:style-name="P20">ABL = arbres binaires équilibrés</text:p>
      <text:p text:style-name="P20">Arité 2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1:40:13.417007348</meta:creation-date>
    <meta:generator>LibreOffice/4.3.3.2$Linux_X86_64 LibreOffice_project/430m0$Build-2</meta:generator>
    <dc:date>2015-12-16T20:09:12.636105211</dc:date>
    <meta:editing-duration>PT8H42M22S</meta:editing-duration>
    <meta:editing-cycles>82</meta:editing-cycles>
    <meta:document-statistic meta:table-count="1" meta:image-count="0" meta:object-count="0" meta:page-count="3" meta:paragraph-count="49" meta:word-count="397" meta:character-count="1910" meta:non-whitespace-character-count="1486"/>
  </office:meta>
</office:document-meta>
</file>